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fo:font-size="13pt" fo:font-weight="normal" style:font-size-asian="13pt" style:font-weight-asian="normal"/>
    </style:style>
    <style:style style:name="P3" style:family="paragraph" style:parent-style-name="Standard" style:master-page-name="Standard">
      <style:paragraph-properties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Bold" fo:font-size="13pt" fo:font-weight="bold" style:font-size-asian="13pt" style:font-weight-asian="bold"/>
    </style:style>
    <style:style style:name="P4"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fo:font-size="13pt" fo:font-weight="normal" style:font-size-asian="13pt" style:font-weight-asian="normal"/>
    </style:style>
    <style:style style:name="P5"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fo:font-size="13pt" fo:font-weight="bold" style:font-size-asian="13pt" style:font-weight-asian="bold" style:font-weight-complex="bold"/>
    </style:style>
    <style:style style:name="P6"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Bold" fo:font-size="13pt" fo:font-weight="bold" style:font-size-asian="13pt" style:font-weight-asian="bold"/>
    </style:style>
    <style:style style:name="T1" style:family="text">
      <style:text-properties fo:color="#000000" style:font-name="Helvetica" fo:font-size="13pt" fo:font-weight="normal" style:font-size-asian="13pt" style:font-weight-asian="normal"/>
    </style:style>
    <style:style style:name="T2" style:family="text">
      <style:text-properties fo:color="#000000" style:font-name="Helvetica" fo:font-size="13pt" fo:font-weight="bold" style:font-size-asian="13p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jet Blattes (AG, RL, SB) :</text:p>
      <text:p text:style-name="P2">On veut modéliser des populations de blattes. On considérera que ces insectes possèdent deux caractéristiques propres :</text:p>
      <text:p text:style-name="P1"><text:span text:style-name="T1">- </text:span><text:span text:style-name="T2">des comportements plus ou moins sociaux</text:span><text:span text:style-name="T1"> pour qu'elle puissent tout de même vivre en relative communauté ;</text:span></text:p>
      <text:p text:style-name="P1"><text:span text:style-name="T1">- </text:span><text:span text:style-name="T2">une tendance à se rapprocher de la nourriture</text:span><text:span text:style-name="T1">, pour s'en délecter et augmenter ses chances de survie ;</text:span></text:p>
      <text:p text:style-name="P1"><text:span text:style-name="T1">- </text:span><text:span text:style-name="T2">une tendance à s'éloigner de la lumière</text:span><text:span text:style-name="T1">, pour éviter que des prédateurs les identifient et les mange, </text:span><text:span text:style-name="T2">ce qui compromettrait grandement leur chance de survie</text:span><text:span text:style-name="T1"> !</text:span></text:p>
      <text:p text:style-name="P2"/>
      <text:p text:style-name="P2">Cependant, ces comportements peuvent être contradictoires, car par exemple la nourriture est parfois située en des endroits de pleine lumière…</text:p>
      <text:p text:style-name="P2"/>
      <text:p text:style-name="P5">Certaines blattes auront donc une propension forte à aller vers la nourriture, d'autre une propension forte à éviter la lumière.</text:p>
      <text:p text:style-name="P2"/>
      <text:p text:style-name="P2">On veut pouvoir créer des populations quelconques de blattes, mettre des blattes virtuelles dans un environnement avec diverses sources de nourriture et diverses zones lumineuses ou sombres, et voir comment la population évolue en fonction des caractéristiques de l'environnement.</text:p>
      <text:p text:style-name="P2"/>
      <text:p text:style-name="P1"><text:span text:style-name="T1">Il vous est donc demandé d'élaborer une simulation à base d'algorithme génétique ou d'agent à renforcement d'apprentissage, matinée éventuellement de notion de "nuée" pour les comportements globaux. Dans le cas de l'A.G., </text:span><text:span text:style-name="T2">vous élaborerez ce que doit être un "gêne", choisirez un mode de sélection, un mode de croisement, un mode de mutation, etc. afin de pouvoir faire évoluer votre population de blattes.</text:span></text:p>
      <text:p text:style-name="P2">Idem si vous choisissez de faire évoluer chaque blatte comme un agent à renforcement d'apprentissage.</text:p>
      <text:p text:style-name="P2">Vous pourrez ainsi commencer à implémenter partiellement sous forme de code source votre simulation, afin d'essayer d'avoir une idée plus précise de la concrétisation de vos idées (est-ce faisable ? La performance semble-t-elle bonne ? etc.)</text:p>
      <text:p text:style-name="P2">Vous exposerez à votre auditoire :</text:p>
      <text:p text:style-name="P1"><text:span text:style-name="T1">- </text:span><text:span text:style-name="T2">la problématique générale</text:span><text:span text:style-name="T1"> ;</text:span></text:p>
      <text:p text:style-name="P1"><text:span text:style-name="T1">- </text:span><text:span text:style-name="T2">vos choix d'implémentation</text:span><text:span text:style-name="T1"> ;</text:span></text:p>
      <text:p text:style-name="P1"><text:span text:style-name="T1">- </text:span><text:span text:style-name="T2">les justifications de vos choix d'implémentation</text:span><text:span text:style-name="T1"> ;</text:span></text:p>
      <text:p text:style-name="P2">- éventuellement une réalisation partielle, et le cas échéant la justification des choix faits pour la réalisation ;</text:p>
      <text:p text:style-name="P1"><text:span text:style-name="T1">- </text:span><text:span text:style-name="T2">une conclusion et une ouverture afin d'estimer ce que vous pourrez obtenir de votre travail.</text:span></text:p>
      <text:p text:style-name="P2"/>
      <text:p text:style-name="P2"/>
      <text:p text:style-name="P6">Sujet Parallélisation (AG) :</text:p>
      <text:p text:style-name="P1"><text:span text:style-name="T1">Il est possible de paralléliser certaines phases d'un algorithme génétique, </text:span><text:soft-page-break/><text:span text:style-name="T1">mais pas d'autres.</text:span></text:p>
      <text:p text:style-name="P2">D'une manière générale et théorique, identifiez les phases d'une algorithme génétique qui peuvent être parallélisées. Montrez qu'il n'y aura pas d'effet de bord fâcheux (à chaque fois que l'on accède à une information, on doit être le seul à y accéder).</text:p>
      <text:p text:style-name="P2">À partir du code d'exemple d'algorithme génétique qui vous a été fourni en cours, ou d'un code personnel, mettez en œuvre le plus possible vos idées, et mesurez le gain de performance obtenu. Comparez-le à celui que vous attendiez, et essayez de convaincre votre auditoire du bien fondé de vos actions. Votre but est d'augmenter au maximum la performance de l'algorithme génétique, faites-en donc bon usage.</text:p>
      <text:p text:style-name="P2"/>
      <text:p text:style-name="P2"/>
      <text:p text:style-name="P6">Sujet Optimisation (AG) :</text:p>
      <text:p text:style-name="P2">À partir de l'exemple d'algorithme génétique donné en cours (ou d'un autre, peu importe), testez :</text:p>
      <text:p text:style-name="P2">- plusieurs stratégies de sélection ;</text:p>
      <text:p text:style-name="P2">- plusieurs stratégies de croisement de l'information ;</text:p>
      <text:p text:style-name="P2">- plusieurs stratégies de mutation ;</text:p>
      <text:p text:style-name="P2">- plusieurs stratégies de réinsertion dans la population initiale de la donnée créée.</text:p>
      <text:p text:style-name="P2"/>
      <text:p text:style-name="P2">Pour chacune de ces stratégies, testez la vitesse de convergence de la population vers la solution (choisissez le cas où il n'y a pas de solutions multiples), en nombre d'itérations mais aussi si possible en temps de calcul (aide : pensez peut-être à utiliser l'écart-type pour qualifier la qualité du regroupement des valeurs autour de la solution, sinon utilisez la méthode qui vous semble la meilleure).</text:p>
      <text:p text:style-name="P2"/>
      <text:p text:style-name="P2">N'hésitez pas à modifier le format de codage de l'information de l'exemple qui vous a été donné si vous estimez que cela est bénéfique pour telle ou telle stratégie (en justifiant bien entendu les raisons de ce changement).</text:p>
      <text:p text:style-name="P2">N'hésitez pas non plus à mêler ces stratégies.</text:p>
      <text:p text:style-name="P2"/>
      <text:p text:style-name="P2">Vous devrez ensuite présenter les stratégies utilisées, les résultats obtenus, et vos conclusions.</text:p>
      <text:p text:style-name="P2"/>
      <text:p text:style-name="P2"/>
      <text:p text:style-name="P6">Sujet Ouvert (AG, RL, SB) :</text:p>
      <text:p text:style-name="P2">Vous avez pu voir en cours des exemples d'application, ainsi que des conseils génériques d'implémentation.</text:p>
      <text:p text:style-name="P2">Vous avez même peut-être aussi pensé à un problème qui vous est propre et qui pourrait être résolu à l'aide d'un algorithme génétique, d'un renforcement d'apprentissage, ou à tester des choses au travers d'expérimentations sur une nuée.</text:p>
      <text:p text:style-name="P2"/>
      <text:p text:style-name="P2"><text:soft-page-break/>Le sujet ci-présent est libre : à vous de proposer une problématique, de justifier que tel ou tel algorithme parmi ceux vus en cours pourrait aider à le résoudre, à montrer quels seraient ses points faibles et ses points forts, et à expliquer et justifier son principe de fonctionnement (codage de l'information, méthodes de sélection, croisement, mutation, réinjection, automate, fonction d'utilité, règles de bots, etc.)</text:p>
      <text:p text:style-name="P2">Le but est d'aboutir à une solution au problème, même imparfaite, mais qui pourrait au moins servir de base à des développements ultéri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3T22:50:58.292084139</dc:date>
    <meta:editing-duration>PT10M47S</meta:editing-duration>
    <meta:editing-cycles>2</meta:editing-cycles>
    <meta:generator>LibreOffice/6.0.7.3$Linux_X86_64 LibreOffice_project/00m0$Build-3</meta:generator>
    <meta:document-statistic meta:table-count="0" meta:image-count="0" meta:object-count="0" meta:page-count="3" meta:paragraph-count="36" meta:word-count="786" meta:character-count="4992" meta:non-whitespace-character-count="4242"/>
  </office:meta>
</office:document-meta>
</file>